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b171" officeooo:paragraph-rsid="001bd2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39c" officeooo:paragraph-rsid="001f73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29cd" officeooo:paragraph-rsid="002129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af5a" officeooo:paragraph-rsid="0021af5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fcb1" officeooo:paragraph-rsid="0021fcb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312ea" officeooo:paragraph-rsid="002312e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4e93a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484f59" style:font-name="Liberation Serif" fo:font-size="9pt" fo:letter-spacing="normal" fo:font-style="normal" fo:font-weight="normal" officeooo:paragraph-rsid="0024e93a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60bda" officeooo:paragraph-rsid="00260bd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75854" officeooo:paragraph-rsid="00275854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93a" style:font-weight-asian="normal" style:font-weight-complex="normal"/>
    </style:style>
    <style:style style:name="T3" style:family="text">
      <style:text-properties fo:font-variant="normal" fo:text-transform="none" fo:color="#484f59" style:font-name="Arial" fo:font-size="9pt" fo:letter-spacing="normal" fo:font-style="normal" fo:font-weight="normal"/>
    </style:style>
    <style:style style:name="T4" style:family="text">
      <style:text-properties officeooo:rsid="00268f82"/>
    </style:style>
    <style:style style:name="T5" style:family="text">
      <style:text-properties officeooo:rsid="0027ca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6"/>
      <text:p text:style-name="P4">Esempio slider: <text:a xlink:type="simple" xlink:href="https://www.glistockisti.it/" text:style-name="Internet_20_link" text:visited-style-name="Visited_20_Internet_20_Link">https://www.glistockisti.it/</text:a></text:p>
      <text:p text:style-name="P4"/>
      <text:p text:style-name="P5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5"/>
      <text:p text:style-name="P7">Per le immagini delle icone: <text:a xlink:type="simple" xlink:href="https://www.iconfinder.com/" text:style-name="Internet_20_link" text:visited-style-name="Visited_20_Internet_20_Link">https://www.iconfinder.com/</text:a></text:p>
      <text:p text:style-name="P5"/>
      <text:p text:style-name="P7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7"/>
      <text:p text:style-name="P8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8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8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9"><text:a xlink:type="simple" xlink:href="http://mediaqueriestest.com/" text:style-name="Internet_20_link" text:visited-style-name="Visited_20_Internet_20_Link">http://mediaqueriestest.com/</text:a></text:p>
      <text:p text:style-name="P9"/>
      <text:p text:style-name="P10">Menù drawer: <text:a xlink:type="simple" xlink:href="http://www.designcouch.com/home/why/2014/04/23/pure-css-drawer-menu/" text:style-name="Internet_20_link" text:visited-style-name="Visited_20_Internet_20_Link">http://www.designcouch.com/home/why/2014/04/23/pure-css-drawer-menu/</text:a></text:p>
      <text:p text:style-name="P10"/>
      <text:p text:style-name="P10"/>
      <text:p text:style-name="P10"/>
      <text:p text:style-name="P10"/>
      <text:p text:style-name="P11">Come collegarsi con ssh usando filezilla:</text:p>
      <text:p text:style-name="P11"/>
      <text:p text:style-name="P11">1) Da terminale dare il seguente comando:</text:p>
      <text:p text:style-name="P11">ssh <text:s/>-L30080:tecnologie-web.studenti.math.unipd.it:80 -L30022:tecnologie-web.studenti.math.unipd.it:22 <text:a xlink:type="simple" xlink:href="mailto:TUONOMELAB@paolotti.studenti.math.unipd.it" text:style-name="Internet_20_link" text:visited-style-name="Visited_20_Internet_20_Link">TUONOMELAB@paolotti.studenti.math.unipd.it</text:a></text:p>
      <text:p text:style-name="P11"/>
      <text:p text:style-name="P11">2) Aprire FileZilla, andare su File &gt; Gestore Siti &gt; Nuovo sito ed inserire i seguenti dati:</text:p>
      <text:p text:style-name="P11"/>
      <text:p text:style-name="P11">Host: localhost</text:p>
      <text:p text:style-name="P11">Protocollo: SFTP</text:p>
      <text:p text:style-name="P11">Porta: 30022</text:p>
      <text:p text:style-name="P11">Tipo Accesso: richiedi password</text:p>
      <text:p text:style-name="P11">Utente: TUONOMELAB</text:p>
      <text:p text:style-name="P11"/>
      <text:p text:style-name="P12"><text:span text:style-name="T2">3) Una volta collegati, con filezilla potete inserire i file nelle cartelle di tecweb e provare il sito aprendo il browser e mettendo come URL: </text:span><text:a xlink:type="simple" xlink:href="http://localhost:30080/tecweb/~nomeutente/" text:style-name="Internet_20_link" text:visited-style-name="Visited_20_Internet_20_Link"><text:span text:style-name="T3">http://localhost:30080/tecweb/~nomeutente/</text:span></text:a></text:p>
      <text:p text:style-name="P13"/>
      <text:p text:style-name="P14"/>
      <text:p text:style-name="P14">Configurare gli script perl e il sito:</text:p>
      <text:p text:style-name="P14"/>
      <text:p text:style-name="P14">1) <text:s/>Una volta collegati con FileZilla, nel riquadro a destra (server remoto) fare clic destro sulla cartella cgi-bin e selezionare “Attributi file...”, dopodichè mettere 750 come valore numerico dei permessi <text:span text:style-name="T4">e mettere la spunta su “Includi sottocartelle”, selezionando la voce “Applica a tutti i file e </text:span><text:soft-page-break/><text:span text:style-name="T4">cartelle”</text:span>; fare lo stesso per la cartella public_html.</text:p>
      <text:p text:style-name="P14"/>
      <text:p text:style-name="P15">2) I file vengono organizzati in questo modo:</text:p>
      <text:p text:style-name="P15"/>
      <text:p text:style-name="P15">- Dentro la cartella data ci vanno: *.xml e *.xsd</text:p>
      <text:p text:style-name="P15">- Dentro la cartella cgi-bin ci vanno: *.cgi</text:p>
      <text:p text:style-name="P15">- Dentro la cartella public_html ci va tutto il resto: *.js, *.html, *.css e images.</text:p>
      <text:p text:style-name="P15"/>
      <text:p text:style-name="P15">3) In fase di esecuzione del sito la cartella cgi-bin viene montata dentro la cartella public_html (tecweb/public_html/cgi-bin/), <text:span text:style-name="T5">quindi occorre modellare tutti i path tenendo considerazione di ciò:</text:span></text:p>
      <text:p text:style-name="P15"/>
      <text:p text:style-name="P15">- <text:span text:style-name="T5">Nel file *.html che si vuole riferire a un file *.cgi, bisogna mettere “cgi-bin/nomescript.cgi”</text:span></text:p>
      <text:p text:style-name="P15">- <text:span text:style-name="T5">Nel file *.cgi, nel caso si voglia aprire o eseguire altre operazioni su file bisogna riferirsi al path “../public_html/nomefile.html”, ma nel caso in cui il file .cgi stampa e diventa un file html bisogna fare riferimento a “../nomefile.css”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6-02-15T13:23:32.899131492</dc:date>
    <dc:creator>vaio </dc:creator>
    <meta:editing-duration>PT40M38S</meta:editing-duration>
    <meta:editing-cycles>18</meta:editing-cycles>
    <meta:generator>LibreOffice/5.0.5.2$Linux_X86_64 LibreOffice_project/00m0$Build-2</meta:generator>
    <meta:document-statistic meta:table-count="0" meta:image-count="0" meta:object-count="0" meta:page-count="2" meta:paragraph-count="32" meta:word-count="295" meta:character-count="2565" meta:non-whitespace-character-count="2300"/>
  </office:meta>
</office:document-meta>
</file>